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ffective Use of HTML5 JavaScript in JavaEE 7 Web Applications</text:p>
      <text:p text:style-name="P1"><text:span text:style-name="T1"/></text:p>
      <text:p text:style-name="P1"><text:span text:style-name="T1">Audio/Video:</text:span></text:p>
      <text:p text:style-name="P1"><text:span text:style-name="T1">No single media type that's compatible accross all browers, so you have to have the same media in a couple of different formats</text:span></text:p>
      <text:p text:style-name="P1"><text:span text:style-name="T1">Same applies to video, you just have to have multiple source tags for each video or audio element and it will use the first one that works.</text:span></text:p>
      <text:p text:style-name="P1"><text:span text:style-name="T1">You can create custom controls or styles if you don't like the supplied controls.</text:span></text:p>
      <text:p text:style-name="P1"><text:span text:style-name="T1"/></text:p>
      <text:p text:style-name="P1"><text:span text:style-name="T1">Canvas:</text:span></text:p>
      <text:p text:style-name="P1"><text:span text:style-name="T1">You have to get a context and do all the drawing on the context with javascript.</text:span></text:p>
      <text:p text:style-name="P1"><text:span text:style-name="T1">Basic simple 2d drawing functions.</text:span></text:p>
      <text:p text:style-name="P1"><text:span text:style-name="T1"/></text:p>
      <text:p text:style-name="P1"><text:span text:style-name="T1">Webworkers:</text:span></text:p>
      <text:p text:style-name="P1"><text:span text:style-name="T1">basically adds threading to javascript. Lets you do stuff in the background in javascript. </text:span></text:p>
      <text:p text:style-name="P1"><text:span text:style-name="T1">Shared workers allow a web worker to be used across multiple pages.</text:span></text:p>
      <text:p text:style-name="P1"><text:span text:style-name="T1">Dedicated workers stay on one page.</text:span></text:p>
      <text:p text:style-name="P1"><text:span text:style-name="T1">Var worker = new Worker("somejsfile.js");</text:span></text:p>
      <text:p text:style-name="P1"><text:span text:style-name="T1">worker.addEventListener('message', function(e) {</text:span></text:p>
      <text:p text:style-name="P1"><text:span text:style-name="T1"><text:tab/>... do stuff with results</text:span></text:p>
      <text:p text:style-name="P1"><text:span text:style-name="T1">}, false);</text:span></text:p>
      <text:p text:style-name="P1"><text:span text:style-name="T1">worker.postMessage(args); //starts the worker</text:span></text:p>
      <text:p text:style-name="P1"><text:span text:style-name="T1"/></text:p>
      <text:p text:style-name="P1"><text:span text:style-name="T1">somejsfile.js</text:span></text:p>
      <text:p text:style-name="P1"><text:span text:style-name="T1">onmessage = function(event){</text:span></text:p>
      <text:p text:style-name="P1"><text:span text:style-name="T1"><text:tab/>... do work</text:span></text:p>
      <text:p text:style-name="P1"><text:span text:style-name="T1"><text:tab/>postMessage({'data' : data}) //message for the worker in the main thread</text:span></text:p>
      <text:p text:style-name="P1"><text:span text:style-name="T1">}</text:span></text:p>
      <text:p text:style-name="P1"><text:span text:style-name="T1"/></text:p>
      <text:p text:style-name="P1"><text:span text:style-name="T1">Workers can't update the dom, you have to have the main thread update the dom after the worker returns it's data.</text:span></text:p>
      <text:p text:style-name="P1"><text:span text:style-name="T1"/></text:p>
      <text:p text:style-name="P1"><text:span text:style-name="T1">Web Sockets:</text:span></text:p>
      <text:p text:style-name="P1"><text:span text:style-name="T1">var socket = new Websocket("ws://somewebsockethost");</text:span></text:p>
      <text:p text:style-name="P1"><text:span text:style-name="T1">socket.onopen = function()</text:span></text:p>
      <text:p text:style-name="P1"><text:span text:style-name="T1">socket.onerror = function()</text:span></text:p>
      <text:p text:style-name="P1"><text:span text:style-name="T1">other functions are available for tracking status.</text:span></text:p>
      <text:p text:style-name="P1"><text:span text:style-name="T1"/></text:p>
      <text:p text:style-name="P1"><text:span text:style-name="T1"/></text:p>
      <text:p text:style-name="P1"><text:span text:style-name="T1">Modernizr.com</text:span></text:p>
      <text:p text:style-name="P1"><text:span text:style-name="T1">threejs.org</text:span></text:p>
      <text:p text:style-name="P1"><text:span text:style-name="T1">tryus.java.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16S</meta:editing-duration>
    <meta:editing-cycles>15</meta:editing-cycles>
    <meta:generator>OpenOffice.org/3.4.1$Win32 OpenOffice.org_project/341m1$Build-9593</meta:generator>
    <dc:date>2013-09-23T17:12:56.86</dc:date>
    <meta:document-statistic meta:table-count="0" meta:image-count="0" meta:object-count="0" meta:page-count="1" meta:paragraph-count="31" meta:word-count="212" meta:character-count="1362"/>
    <meta:user-defined meta:name="Info 1"/>
    <meta:user-defined meta:name="Info 2"/>
    <meta:user-defined meta:name="Info 3"/>
    <meta:user-defined meta:name="Info 4"/>
  </office:meta>
</office:document-meta>
</file>